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73.53, 29.94, 17.76)</text:p>
          </table:table-cell>
          <table:table-cell office:value-type="string" calcext:value-type="string">
            <text:p>(765.40, 121.44, 112.8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49.71, 233.94, 217.49)</text:p>
          </table:table-cell>
          <table:table-cell office:value-type="string" calcext:value-type="string">
            <text:p><text:s/>(39.94, 154.44, 396.0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61.68, 116.25, 96.95)</text:p>
          </table:table-cell>
          <table:table-cell office:value-type="string" calcext:value-type="string">
            <text:p>(291.03, 60.48, 162.8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86.07, 136.62, 114.40)</text:p>
          </table:table-cell>
          <table:table-cell office:value-type="string" calcext:value-type="string">
            <text:p>(274.95, 64.60, 198.2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89.26, 98.37, 51.18)</text:p>
          </table:table-cell>
          <table:table-cell office:value-type="string" calcext:value-type="string">
            <text:p>(633.18, 222.40, 250.6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47.00, 152.20, 90.84)</text:p>
          </table:table-cell>
          <table:table-cell office:value-type="string" calcext:value-type="string">
            <text:p>(65.23, 691.53, 609.9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50.10, 72.66, 37.76)</text:p>
          </table:table-cell>
          <table:table-cell office:value-type="string" calcext:value-type="string">
            <text:p>(408.63, 200.77, 257.5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06.85, 171.09, 156.34)</text:p>
          </table:table-cell>
          <table:table-cell office:value-type="string" calcext:value-type="string">
            <text:p>(530.08, 155.08, 572.7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12.78, 152.82, 120.04) </text:p>
          </table:table-cell>
          <table:table-cell office:value-type="string" calcext:value-type="string">
            <text:p>(160.57, 84.52, 243.9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34.87, 175.43, 138.94)</text:p>
          </table:table-cell>
          <table:table-cell office:value-type="string" calcext:value-type="string">
            <text:p><text:s/>(163.80, 121.57, 279.2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51.19, 97.74, 74.59)</text:p>
          </table:table-cell>
          <table:table-cell office:value-type="string" calcext:value-type="string">
            <text:p>(425.40, 73.56, 175.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20.52, 77.55, 59.82)</text:p>
          </table:table-cell>
          <table:table-cell office:value-type="string" calcext:value-type="string">
            <text:p>(330.45, 70.34, 151.8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92.20, 119.62, 82.32)</text:p>
          </table:table-cell>
          <table:table-cell office:value-type="string" calcext:value-type="string">
            <text:p>(152.76, 92.14, 259.1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14.29, 136.08, 87.24)</text:p>
          </table:table-cell>
          <table:table-cell office:value-type="string" calcext:value-type="string">
            <text:p>(204.90, 140.17, 270.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99.57, 54.33, 38.06)</text:p>
          </table:table-cell>
          <table:table-cell office:value-type="string" calcext:value-type="string">
            <text:p>(448.13, 90.18, 151.2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38.88, 203.08, 176.91) </text:p>
          </table:table-cell>
          <table:table-cell office:value-type="string" calcext:value-type="string">
            <text:p>(178.38, 156.27, 404.99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16:29.803457265</meta:creation-date>
    <dc:date>2018-09-14T14:37:35.608304316</dc:date>
    <meta:editing-duration>PT15S</meta:editing-duration>
    <meta:editing-cycles>1</meta:editing-cycles>
    <meta:document-statistic meta:table-count="1" meta:cell-count="34" meta:object-count="0"/>
    <meta:generator>LibreOffice/6.0.3.2$Linux_X86_64 LibreOffice_project/00m0$Build-2</meta:generator>
  </office:meta>
</office:document-meta>
</file>